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13cm" fo:margin-left="0.037cm" table:align="left"/>
    </style:style>
    <style:style style:name="Tabela1.A" style:family="table-column">
      <style:table-column-properties style:column-width="5.927cm"/>
    </style:style>
    <style:style style:name="Tabela1.B" style:family="table-column">
      <style:table-column-properties style:column-width="5.53cm"/>
    </style:style>
    <style:style style:name="Tabela1.C" style:family="table-column">
      <style:table-column-properties style:column-width="5.556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11" style:family="table-row">
      <style:table-row-properties style:min-row-height="0.773cm"/>
    </style:style>
    <style:style style:name="Tabela1.26" style:family="table-row">
      <style:table-row-properties style:min-row-height="2.138cm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8.599cm"/>
    </style:style>
    <style:style style:name="Tabela2.B" style:family="table-column">
      <style:table-column-properties style:column-width="8.414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21" style:family="table-row">
      <style:table-row-properties style:min-row-height="1.72cm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d74b" officeooo:paragraph-rsid="000717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1e43" officeooo:paragraph-rsid="00251e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a54e" officeooo:paragraph-rsid="0022a5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a54e" officeooo:paragraph-rsid="002b33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a54e" officeooo:paragraph-rsid="000717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e9cf" officeooo:paragraph-rsid="0021e9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e9cf" officeooo:paragraph-rsid="00262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e9cf" officeooo:paragraph-rsid="00251e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e9cf" officeooo:paragraph-rsid="000717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717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17a2" officeooo:paragraph-rsid="000717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2af6" officeooo:paragraph-rsid="00072a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03dd" officeooo:paragraph-rsid="000ac8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c8a8" officeooo:paragraph-rsid="000ac8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1299" officeooo:paragraph-rsid="000b12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1299" officeooo:paragraph-rsid="0017e9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3c22" officeooo:paragraph-rsid="000e3c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f87" officeooo:paragraph-rsid="000fff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f87" officeooo:paragraph-rsid="0019be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e9b6" officeooo:paragraph-rsid="0017e9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033d" officeooo:paragraph-rsid="001803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033d" officeooo:paragraph-rsid="000717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c1b6" officeooo:paragraph-rsid="001bc1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e586" officeooo:paragraph-rsid="001ce5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5d32" officeooo:paragraph-rsid="001d5d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c467" officeooo:paragraph-rsid="001ec4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bf84" officeooo:paragraph-rsid="0020bf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998c" officeooo:paragraph-rsid="002299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bf6c" officeooo:paragraph-rsid="0024bf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bf6c" officeooo:paragraph-rsid="003c61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f58f" officeooo:paragraph-rsid="0025f5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f58f" officeooo:paragraph-rsid="0027b9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f58f" officeooo:paragraph-rsid="003c61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b908" officeooo:paragraph-rsid="0027b9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99bb" officeooo:paragraph-rsid="002899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338" officeooo:paragraph-rsid="002903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33e9" officeooo:paragraph-rsid="002b33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8d0" officeooo:paragraph-rsid="000fff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535a" officeooo:paragraph-rsid="003853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535a" officeooo:paragraph-rsid="003bb7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5c20" officeooo:paragraph-rsid="000fff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c8a8" officeooo:paragraph-rsid="000ac8a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f10b" officeooo:paragraph-rsid="0032f10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f10b" officeooo:paragraph-rsid="0035b63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f10b" officeooo:paragraph-rsid="000ac8a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f10b" officeooo:paragraph-rsid="001850c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033d" officeooo:paragraph-rsid="000717a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e9cf" officeooo:paragraph-rsid="000717a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b633" officeooo:paragraph-rsid="0035b63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a609" officeooo:paragraph-rsid="0036a60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d74b" officeooo:paragraph-rsid="000717a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3c22" officeooo:paragraph-rsid="000e3c2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bfb5" officeooo:paragraph-rsid="0029bfb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50c4" officeooo:paragraph-rsid="001850c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f87" officeooo:paragraph-rsid="000fff8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535a" officeooo:paragraph-rsid="0036a60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717a2" officeooo:paragraph-rsid="000717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72af6" officeooo:paragraph-rsid="00072af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af402" officeooo:paragraph-rsid="000af4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850c4" officeooo:paragraph-rsid="001850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850c4" officeooo:paragraph-rsid="001d5d3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2998c" officeooo:paragraph-rsid="002299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5f58f" officeooo:paragraph-rsid="0025f58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Roboto" fo:font-size="10.5pt" fo:letter-spacing="normal" fo:font-style="normal" fo:text-shadow="none" style:text-underline-style="none" fo:font-weight="normal" officeooo:rsid="00072af6" officeooo:paragraph-rsid="00072a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text-properties officeooo:rsid="000717a2"/>
    </style:style>
    <style:style style:name="P67" style:family="paragraph" style:parent-style-name="Standard">
      <style:text-properties officeooo:rsid="000717a2" officeooo:paragraph-rsid="00072af6"/>
    </style:style>
    <style:style style:name="P68" style:family="paragraph" style:parent-style-name="Standard">
      <style:text-properties officeooo:paragraph-rsid="000717a2"/>
    </style:style>
    <style:style style:name="P69" style:family="paragraph" style:parent-style-name="Standard">
      <style:text-properties officeooo:rsid="0019bf15" officeooo:paragraph-rsid="0019bf15"/>
    </style:style>
    <style:style style:name="P70" style:family="paragraph" style:parent-style-name="Standard">
      <style:text-properties officeooo:rsid="0019bf15" officeooo:paragraph-rsid="0019bf15"/>
    </style:style>
    <style:style style:name="P71" style:family="paragraph" style:parent-style-name="Standard">
      <style:text-properties officeooo:rsid="004083a2" officeooo:paragraph-rsid="004083a2" fo:background-color="#fff200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f58f" officeooo:paragraph-rsid="0025f5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f58f" officeooo:paragraph-rsid="003c61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b908" officeooo:paragraph-rsid="0027b9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6130" officeooo:paragraph-rsid="003c61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2af6" officeooo:paragraph-rsid="00072af6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d74b" officeooo:paragraph-rsid="000903dd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d74b" officeooo:paragraph-rsid="001ed74b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03dd" officeooo:paragraph-rsid="000903dd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e9b6" officeooo:paragraph-rsid="0017e9b6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033d" officeooo:paragraph-rsid="0018033d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e9cf" officeooo:paragraph-rsid="002b33e9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717a2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6130" officeooo:paragraph-rsid="003c6130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f58f" officeooo:paragraph-rsid="003c6130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717a2"/>
    </style:style>
    <style:style style:name="T2" style:family="text">
      <style:text-properties officeooo:rsid="00251e43"/>
    </style:style>
    <style:style style:name="T3" style:family="text">
      <style:text-properties officeooo:rsid="00262caf"/>
    </style:style>
    <style:style style:name="T4" style:family="text">
      <style:text-properties officeooo:rsid="0021e9cf"/>
    </style:style>
    <style:style style:name="T5" style:family="text">
      <style:text-properties officeooo:rsid="00072af6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bf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99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officeooo:rsid="000ac8a8"/>
    </style:style>
    <style:style style:name="T9" style:family="text">
      <style:text-properties officeooo:rsid="000e3c22"/>
    </style:style>
    <style:style style:name="T10" style:family="text">
      <style:text-properties officeooo:rsid="000fff87"/>
    </style:style>
    <style:style style:name="T11" style:family="text">
      <style:text-properties officeooo:rsid="0012aace"/>
    </style:style>
    <style:style style:name="T12" style:family="text">
      <style:text-properties officeooo:rsid="0015ce4a"/>
    </style:style>
    <style:style style:name="T13" style:family="text">
      <style:text-properties officeooo:rsid="00170c81"/>
    </style:style>
    <style:style style:name="T14" style:family="text">
      <style:text-properties officeooo:rsid="0017e9b6"/>
    </style:style>
    <style:style style:name="T15" style:family="text">
      <style:text-properties officeooo:rsid="0018033d"/>
    </style:style>
    <style:style style:name="T16" style:family="text">
      <style:text-properties officeooo:rsid="0019bed3"/>
    </style:style>
    <style:style style:name="T17" style:family="text">
      <style:text-properties officeooo:rsid="001a68d0"/>
    </style:style>
    <style:style style:name="T18" style:family="text">
      <style:text-properties officeooo:rsid="001d5d32"/>
    </style:style>
    <style:style style:name="T19" style:family="text">
      <style:text-properties officeooo:rsid="001ec467"/>
    </style:style>
    <style:style style:name="T20" style:family="text">
      <style:text-properties officeooo:rsid="0020bf84"/>
    </style:style>
    <style:style style:name="T21" style:family="text">
      <style:text-properties officeooo:rsid="0022998c"/>
    </style:style>
    <style:style style:name="T22" style:family="text">
      <style:text-properties officeooo:rsid="0024bf6c"/>
    </style:style>
    <style:style style:name="T23" style:family="text">
      <style:text-properties officeooo:rsid="0027b908"/>
    </style:style>
    <style:style style:name="T24" style:family="text">
      <style:text-properties officeooo:rsid="002899bb"/>
    </style:style>
    <style:style style:name="T25" style:family="text">
      <style:text-properties officeooo:rsid="00290338"/>
    </style:style>
    <style:style style:name="T26" style:family="text">
      <style:text-properties officeooo:rsid="002b33e9"/>
    </style:style>
    <style:style style:name="T27" style:family="text">
      <style:text-properties officeooo:rsid="002ce8b7"/>
    </style:style>
    <style:style style:name="T28" style:family="text">
      <style:text-properties officeooo:rsid="002d6767"/>
    </style:style>
    <style:style style:name="T29" style:family="text">
      <style:text-properties officeooo:rsid="002efb2d"/>
    </style:style>
    <style:style style:name="T30" style:family="text">
      <style:text-properties officeooo:rsid="0030e481"/>
    </style:style>
    <style:style style:name="T31" style:family="text">
      <style:text-properties officeooo:rsid="00316a01"/>
    </style:style>
    <style:style style:name="T32" style:family="text">
      <style:text-properties officeooo:rsid="0032f10b"/>
    </style:style>
    <style:style style:name="T33" style:family="text">
      <style:text-properties officeooo:rsid="0035b633"/>
    </style:style>
    <style:style style:name="T34" style:family="text">
      <style:text-properties officeooo:rsid="0036a609"/>
    </style:style>
    <style:style style:name="T35" style:family="text">
      <style:text-properties officeooo:rsid="0036ff05"/>
    </style:style>
    <style:style style:name="T36" style:family="text">
      <style:text-properties officeooo:rsid="0037526f"/>
    </style:style>
    <style:style style:name="T37" style:family="text">
      <style:text-properties officeooo:rsid="0038535a"/>
    </style:style>
    <style:style style:name="T38" style:family="text">
      <style:text-properties officeooo:rsid="0038613d"/>
    </style:style>
    <style:style style:name="T39" style:family="text">
      <style:text-properties officeooo:rsid="003affd8"/>
    </style:style>
    <style:style style:name="T40" style:family="text">
      <style:text-properties officeooo:rsid="003bb799"/>
    </style:style>
    <style:style style:name="T41" style:family="text">
      <style:text-properties officeooo:rsid="003c6130"/>
    </style:style>
    <style:style style:name="T42" style:family="text">
      <style:text-properties officeooo:rsid="003f3518"/>
    </style:style>
    <style:style style:name="T43" style:family="text">
      <style:text-properties officeooo:rsid="003ff4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<text:span text:style-name="T11">1. </text:span>Lista kontrolna <text:span text:style-name="T5">dla stworzenia lub zmiany profilu pilota (gracza)</text:span></text:p>
      <text:p text:style-name="P66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4">Test</text:p>
          </table:table-cell>
          <table:table-cell table:style-name="Tabela1.A1" office:value-type="string">
            <text:p text:style-name="P12">Przykład</text:p>
          </table:table-cell>
          <table:table-cell table:style-name="Tabela1.C1" office:value-type="string">
            <text:p text:style-name="P1"><text:span text:style-name="T1">W</text:span>ynik</text:p>
          </table:table-cell>
        </table:table-row>
        <table:table-row>
          <table:table-cell table:style-name="Tabela1.A2" office:value-type="string">
            <text:p text:style-name="P25">Wszystkie pola wypełnione poprawnie</text:p>
          </table:table-cell>
          <table:table-cell table:style-name="Tabela1.A2" office:value-type="string">
            <text:p text:style-name="P13">Nazwa pilota: ArturPilot</text:p>
            <text:p text:style-name="P13">Data urodzenia: 10.05.1990</text:p>
            <text:p text:style-name="P13">Płeć: mężczyzna</text:p>
            <text:p text:style-name="P13">Miejscowość: Warszawa</text:p>
            <text:p text:style-name="P13">Zainteresowania: gry, litera sci-fi</text:p>
            <text:p text:style-name="P13">Kontakt: Skype: Artur Król</text:p>
            <text:p text:style-name="P13">Avatar: plik.jpg</text:p>
          </table:table-cell>
          <table:table-cell table:style-name="Tabela1.C2" office:value-type="string">
            <text:p text:style-name="P13">Profil zapisuje się prawidłowo</text:p>
          </table:table-cell>
        </table:table-row>
        <table:table-row>
          <table:table-cell table:style-name="Tabela1.A2" office:value-type="string">
            <text:p text:style-name="P59">Sprawdzenie pola: Nazwa Pilota </text:p>
          </table:table-cell>
          <table:table-cell table:style-name="Tabela1.C2" table:number-columns-spanned="2" office:value-type="string">
            <text:p text:style-name="P1"/>
          </table:table-cell>
          <table:covered-table-cell/>
        </table:table-row>
        <table:table-row>
          <table:table-cell table:style-name="Tabela1.A2" office:value-type="string">
            <text:p text:style-name="P13">Imię <text:s/><text:span text:style-name="T13">krótkie</text:span></text:p>
          </table:table-cell>
          <table:table-cell table:style-name="Tabela1.A2" office:value-type="string">
            <text:p text:style-name="P13">Ida</text:p>
          </table:table-cell>
          <table:table-cell table:style-name="Tabela1.C2" office:value-type="string">
            <text:p text:style-name="P17">Nie ma ograniczeń dla krótkich treści <text:span text:style-name="T9">imion. Nazwa imienia zapisuje się. </text:span></text:p>
          </table:table-cell>
        </table:table-row>
        <table:table-row>
          <table:table-cell table:style-name="Tabela1.A2" office:value-type="string">
            <text:p text:style-name="P13">Imię męskie</text:p>
          </table:table-cell>
          <table:table-cell table:style-name="Tabela1.A2" office:value-type="string">
            <text:p text:style-name="P13">Piotr</text:p>
          </table:table-cell>
          <table:table-cell table:style-name="Tabela1.C2" table:number-rows-spanned="5" office:value-type="string">
            <text:p text:style-name="P16"/>
            <text:p text:style-name="P18">Nazwa zapisuje się prawidłowo</text:p>
          </table:table-cell>
        </table:table-row>
        <table:table-row>
          <table:table-cell table:style-name="Tabela1.A2" office:value-type="string">
            <text:p text:style-name="P37">Imię damskie</text:p>
          </table:table-cell>
          <table:table-cell table:style-name="Tabela1.A2" office:value-type="string">
            <text:p text:style-name="P37">Alina</text:p>
          </table:table-cell>
          <table:covered-table-cell/>
        </table:table-row>
        <table:table-row>
          <table:table-cell table:style-name="Tabela1.A2" office:value-type="string">
            <text:p text:style-name="P13">Długie imię męskie</text:p>
          </table:table-cell>
          <table:table-cell table:style-name="Tabela1.A2" office:value-type="string">
            <text:p text:style-name="P13">Aleksander</text:p>
          </table:table-cell>
          <table:covered-table-cell/>
        </table:table-row>
        <table:table-row>
          <table:table-cell table:style-name="Tabela1.A2" office:value-type="string">
            <text:p text:style-name="P13">Długie Imię damskie</text:p>
          </table:table-cell>
          <table:table-cell table:style-name="Tabela1.A2" office:value-type="string">
            <text:p text:style-name="P65">Hermenegilda</text:p>
          </table:table-cell>
          <table:covered-table-cell/>
        </table:table-row>
        <table:table-row>
          <table:table-cell table:style-name="Tabela1.A2" office:value-type="string">
            <text:p text:style-name="P16">Imię rodzaju nijakiego </text:p>
          </table:table-cell>
          <table:table-cell table:style-name="Tabela1.A2" office:value-type="string">
            <text:p text:style-name="P16">Kosma</text:p>
          </table:table-cell>
          <table:covered-table-cell/>
        </table:table-row>
        <table:table-row>
          <table:table-cell table:style-name="Tabela1.A2" office:value-type="string">
            <text:p text:style-name="P76">Imię połączone z cyframi</text:p>
          </table:table-cell>
          <table:table-cell table:style-name="Tabela1.A2" office:value-type="string">
            <text:p text:style-name="P77">ArturPilot1111111111</text:p>
          </table:table-cell>
          <table:table-cell table:style-name="Tabela1.C2" table:number-rows-spanned="3" office:value-type="string">
            <text:p text:style-name="P15"/>
            <text:p text:style-name="P15"><text:span text:style-name="T10">Dopuszczalna jest </text:span>kombinacj<text:span text:style-name="T10">a </text:span>znaków, <text:span text:style-name="T17">liter i cyfr</text:span>. </text:p>
          </table:table-cell>
        </table:table-row>
        <table:table-row table:style-name="Tabela1.11">
          <table:table-cell table:style-name="Tabela1.A2" office:value-type="string">
            <text:p text:style-name="P79">Do<text:span text:style-name="T9">wo</text:span>lna kombinacja liter <text:span text:style-name="T9">i </text:span>cyfr</text:p>
          </table:table-cell>
          <table:table-cell table:style-name="Tabela1.A2" office:value-type="string">
            <text:p text:style-name="P79">Frhbsw25kgfrpwq67</text:p>
          </table:table-cell>
          <table:covered-table-cell/>
        </table:table-row>
        <table:table-row>
          <table:table-cell table:style-name="Tabela1.A2" office:value-type="string">
            <text:p text:style-name="P15">Dowolna kombinacja liter cyfr i znaków specjalnych </text:p>
          </table:table-cell>
          <table:table-cell table:style-name="Tabela1.A2" office:value-type="string">
            <text:p text:style-name="P14">Frhbsw2<text:span text:style-name="T8">@#</text:span>5kgfrp<text:span text:style-name="T8">&amp;()87</text:span></text:p>
          </table:table-cell>
          <table:covered-table-cell/>
        </table:table-row>
        <table:table-row>
          <table:table-cell table:style-name="Tabela1.A2" office:value-type="string">
            <text:p text:style-name="P43">Nazwa dopuszczalna długość <text:span text:style-name="T33">(granica dowolna)</text:span></text:p>
          </table:table-cell>
          <table:table-cell table:style-name="Tabela1.A2" office:value-type="string">
            <text:p text:style-name="P43">PiotrPilotsystemugwi</text:p>
          </table:table-cell>
          <table:table-cell table:style-name="Tabela1.C2" office:value-type="string">
            <text:p text:style-name="P43">Nazwa może zawierać maksymalnie do 2<text:span text:style-name="T34">1</text:span> znaków</text:p>
          </table:table-cell>
        </table:table-row>
        <table:table-row>
          <table:table-cell table:style-name="Tabela1.A2" office:value-type="string">
            <text:p text:style-name="P44">Długość treść <text:span text:style-name="T36">&lt; 21</text:span> znak<text:span text:style-name="T33">ów (20)</text:span></text:p>
          </table:table-cell>
          <table:table-cell table:style-name="Tabela1.A2" office:value-type="string">
            <text:p text:style-name="P48"/>
          </table:table-cell>
          <table:table-cell table:style-name="Tabela1.C2" office:value-type="string">
            <text:p text:style-name="P44">Wartość prawidłowa. Profil zapisuje się</text:p>
          </table:table-cell>
        </table:table-row>
        <table:table-row>
          <table:table-cell table:style-name="Tabela1.A2" office:value-type="string">
            <text:p text:style-name="P45">Długość treś<text:span text:style-name="T36">ci &gt; 21</text:span> znak<text:span text:style-name="T35">i (22)</text:span></text:p>
          </table:table-cell>
          <table:table-cell table:style-name="Tabela1.A2" office:value-type="string">
            <text:p text:style-name="P49"/>
          </table:table-cell>
          <table:table-cell table:style-name="Tabela1.C2" office:value-type="string">
            <text:p text:style-name="P50">Ni<text:span text:style-name="T34">e</text:span> można wprowadzić treści powyżej 21 znaków. T<text:span text:style-name="T34">reść jest obcinana do 21</text:span>.</text:p>
          </table:table-cell>
        </table:table-row>
        <table:table-row>
          <table:table-cell table:style-name="Tabela1.A2" office:value-type="string">
            <text:p text:style-name="P46">Dopuszczalna długość treści = jeden znak (wartość graniczna)</text:p>
          </table:table-cell>
          <table:table-cell table:style-name="Tabela1.A2" office:value-type="string">
            <text:p text:style-name="P49"/>
          </table:table-cell>
          <table:table-cell table:style-name="Tabela1.C2" office:value-type="string">
            <text:p text:style-name="P44">Wartość prawidłowa. Profil zapisuje się</text:p>
          </table:table-cell>
        </table:table-row>
        <table:table-row>
          <table:table-cell table:style-name="Tabela1.A2" office:value-type="string">
            <text:p text:style-name="P43">Puste pole <text:span text:style-name="T32">(logiczna granica)</text:span></text:p>
          </table:table-cell>
          <table:table-cell table:style-name="Tabela1.A2" office:value-type="string">
            <text:p text:style-name="P49"/>
          </table:table-cell>
          <table:table-cell table:style-name="Tabela1.C2" office:value-type="string">
            <text:p text:style-name="P47">Nazwa nie może być zerowej długości. Profil nie zapisuje się</text:p>
          </table:table-cell>
        </table:table-row>
        <table:table-row>
          <table:table-cell table:style-name="Tabela1.A2" office:value-type="string">
            <text:p text:style-name="P50">10 milionów symboli (<text:span text:style-name="T34">granica technologiczna)</text:span></text:p>
          </table:table-cell>
          <table:table-cell table:style-name="Tabela1.A2" office:value-type="string">
            <text:p text:style-name="P49">counterstring 10000000</text:p>
          </table:table-cell>
          <table:table-cell table:style-name="Tabela1.C2" office:value-type="string">
            <text:p text:style-name="P51">Następuje obcięcie nazwy do 21 (*3*5*7*9*12*15*18*21)</text:p>
          </table:table-cell>
        </table:table-row>
        <table:table-row>
          <table:table-cell table:style-name="Tabela1.A2" office:value-type="string">
            <text:p text:style-name="P60">Sprawdzenie pola: <text:span text:style-name="T25">Miasto</text:span></text:p>
          </table:table-cell>
          <table:table-cell table:style-name="Tabela1.A2" office:value-type="string">
            <text:p text:style-name="P1"/>
          </table:table-cell>
          <table:table-cell table:style-name="Tabela1.C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6">Nazwa krótka</text:p>
          </table:table-cell>
          <table:table-cell table:style-name="Tabela1.A2" office:value-type="string">
            <text:p text:style-name="P19">Kik</text:p>
          </table:table-cell>
          <table:table-cell table:style-name="Tabela1.C2" office:value-type="string">
            <text:p text:style-name="P19">Nie ma ograniczeń dla wpisania krótkie nazwy miejscowości</text:p>
          </table:table-cell>
        </table:table-row>
        <table:table-row>
          <table:table-cell table:style-name="Tabela1.A2" office:value-type="string">
            <text:p text:style-name="P16">Nazwa długa</text:p>
          </table:table-cell>
          <table:table-cell table:style-name="Tabela1.A2" office:value-type="string">
            <text:p text:style-name="P19">Szymankowszczyzna</text:p>
          </table:table-cell>
          <table:table-cell table:style-name="Tabela1.C2" table:number-rows-spanned="2" office:value-type="string">
            <text:p text:style-name="P39">Można podać nazwę miasta <text:soft-page-break/>długą oraz składającą się z więcej niż jednego wyrazu</text:p>
          </table:table-cell>
        </table:table-row>
        <table:table-row>
          <table:table-cell table:style-name="Tabela1.A2" office:value-type="string">
            <text:p text:style-name="P16">Nazwa dwu-członowa</text:p>
          </table:table-cell>
          <table:table-cell table:style-name="Tabela1.A2" office:value-type="string">
            <text:p text:style-name="P16">Wola Prażmowska</text:p>
          </table:table-cell>
          <table:covered-table-cell/>
        </table:table-row>
        <table:table-row>
          <table:table-cell table:style-name="Tabela1.A2" office:value-type="string">
            <text:p text:style-name="P76"><text:span text:style-name="T9">Nazwa <text:s/>miejscowości </text:span>połączone z cyframi</text:p>
          </table:table-cell>
          <table:table-cell table:style-name="Tabela1.A2" office:value-type="string">
            <text:p text:style-name="P80">Warszawa123</text:p>
          </table:table-cell>
          <table:table-cell table:style-name="Tabela1.C2" office:value-type="string">
            <text:p text:style-name="P81">Możliwe jest zapisanie nazwy miejscowości <text:span text:style-name="T17">w połączeniu z </text:span>cyfr<text:span text:style-name="T17">ami</text:span></text:p>
          </table:table-cell>
        </table:table-row>
        <table:table-row>
          <table:table-cell table:style-name="Tabela1.A2" office:value-type="string">
            <text:p text:style-name="P79">Do<text:span text:style-name="T9">wo</text:span>lna kombinacja liter <text:span text:style-name="T9">i </text:span>cyfr</text:p>
          </table:table-cell>
          <table:table-cell table:style-name="Tabela1.A2" office:value-type="string">
            <text:p text:style-name="P81">Ytrumf12%34</text:p>
          </table:table-cell>
          <table:table-cell table:style-name="Tabela1.C2" office:value-type="string">
            <text:p text:style-name="P81">Nazwa może być kombinacją liter, cyfr i znaków specjalnych</text:p>
          </table:table-cell>
        </table:table-row>
        <table:table-row>
          <table:table-cell table:style-name="Tabela1.A2" office:value-type="string">
            <text:p text:style-name="P15">Dowolna kombinacja liter cyfr i znaków specjalnych </text:p>
          </table:table-cell>
          <table:table-cell table:style-name="Tabela1.A2" office:value-type="string">
            <text:p text:style-name="P18">W2356<text:span text:style-name="T14">@gt</text:span></text:p>
          </table:table-cell>
          <table:table-cell table:style-name="Tabela1.C2" office:value-type="string">
            <text:p text:style-name="P21"><text:span text:style-name="T15">Można</text:span> zapisać nazwę <text:span text:style-name="T17">miasta </text:span>jako kombinację liter </text:p>
          </table:table-cell>
        </table:table-row>
        <table:table-row table:style-name="Tabela1.26">
          <table:table-cell table:style-name="Tabela1.A2" office:value-type="string">
            <text:p text:style-name="P54">Maksymalna długość nazwy </text:p>
          </table:table-cell>
          <table:table-cell table:style-name="Tabela1.A2" office:value-type="string">
            <text:p text:style-name="P52">Warszawasssssssssssssssssssssssssssssssssssssssssssssssssssssssss</text:p>
          </table:table-cell>
          <table:table-cell table:style-name="Tabela1.C2" office:value-type="string">
            <text:p text:style-name="P53">Maksymalna długość nazwy nie może przekraczać 6<text:span text:style-name="T36">6</text:span> znaków</text:p>
          </table:table-cell>
        </table:table-row>
        <table:table-row table:style-name="Tabela1.26">
          <table:table-cell table:style-name="Tabela1.A2" office:value-type="string">
            <text:p text:style-name="P44">Długość treść <text:span text:style-name="T36">&lt;</text:span> <text:span text:style-name="T36">66</text:span> znak<text:span text:style-name="T33">ów (65)</text:span></text:p>
          </table:table-cell>
          <table:table-cell table:style-name="Tabela1.A2" office:value-type="string">
            <text:p text:style-name="P48"/>
          </table:table-cell>
          <table:table-cell table:style-name="Tabela1.C2" office:value-type="string">
            <text:p text:style-name="P44">Wartość prawidłowa. Profil zapisuje się</text:p>
          </table:table-cell>
        </table:table-row>
        <table:table-row table:style-name="Tabela1.26">
          <table:table-cell table:style-name="Tabela1.A2" office:value-type="string">
            <text:p text:style-name="P45">Długość treść <text:span text:style-name="T36">&gt; 66</text:span> znak<text:span text:style-name="T33">ów (67)</text:span></text:p>
          </table:table-cell>
          <table:table-cell table:style-name="Tabela1.A2" office:value-type="string">
            <text:p text:style-name="P49"/>
          </table:table-cell>
          <table:table-cell table:style-name="Tabela1.C2" office:value-type="string">
            <text:p text:style-name="P50">Ni<text:span text:style-name="T34">e</text:span> można wprowadzić treści powyżej <text:span text:style-name="T40">66</text:span> znaków. T<text:span text:style-name="T34">reść jest obcinana</text:span>.</text:p>
          </table:table-cell>
        </table:table-row>
        <table:table-row table:style-name="Tabela1.26">
          <table:table-cell table:style-name="Tabela1.A2" office:value-type="string">
            <text:p text:style-name="P46">Dopuszczalna długość treści = jeden znak (wartość graniczna)</text:p>
          </table:table-cell>
          <table:table-cell table:style-name="Tabela1.A2" office:value-type="string">
            <text:p text:style-name="P49"/>
          </table:table-cell>
          <table:table-cell table:style-name="Tabela1.C2" office:value-type="string">
            <text:p text:style-name="P44">Wartość prawidłowa. Profil zapisuje się</text:p>
          </table:table-cell>
        </table:table-row>
        <table:table-row table:style-name="Tabela1.26">
          <table:table-cell table:style-name="Tabela1.A2" office:value-type="string">
            <text:p text:style-name="P43">Puste pole <text:span text:style-name="T32">(logiczna granica)</text:span></text:p>
          </table:table-cell>
          <table:table-cell table:style-name="Tabela1.A2" office:value-type="string">
            <text:p text:style-name="P49"/>
          </table:table-cell>
          <table:table-cell table:style-name="Tabela1.C2" office:value-type="string">
            <text:p text:style-name="P47">Nazwa miasta może być zerowej długości. Profil zapisuje się</text:p>
          </table:table-cell>
        </table:table-row>
        <table:table-row table:style-name="Tabela1.26">
          <table:table-cell table:style-name="Tabela1.A2" office:value-type="string">
            <text:p text:style-name="P50">10 milionów symboli (<text:span text:style-name="T34">granica technologiczna)</text:span></text:p>
          </table:table-cell>
          <table:table-cell table:style-name="Tabela1.A2" office:value-type="string">
            <text:p text:style-name="P49">counterstring 10000000</text:p>
          </table:table-cell>
          <table:table-cell table:style-name="Tabela1.C2" office:value-type="string">
            <text:p text:style-name="P51">Następuje obcięcie nazwy do <text:span text:style-name="T36">66 znaków</text:span> (*3*5*7*9*12*15*18*21*24*27*30*33*36*39*42*45*48*51*54*57*60*63*6<text:span text:style-name="T36">6</text:span></text:p>
          </table:table-cell>
        </table:table-row>
        <table:table-row>
          <table:table-cell table:style-name="Tabela1.A2" office:value-type="string">
            <text:p text:style-name="P58">Sprawdzenie pola – <text:span text:style-name="T10">zainteresowania</text:span></text:p>
          </table:table-cell>
          <table:table-cell table:style-name="Tabela1.A2" office:value-type="string">
            <text:p text:style-name="P1"/>
          </table:table-cell>
          <table:table-cell table:style-name="Tabela1.C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42">Krótka treść jedowyrazowa</text:p>
          </table:table-cell>
          <table:table-cell table:style-name="Tabela1.A2" office:value-type="string">
            <text:p text:style-name="P23">książki</text:p>
          </table:table-cell>
          <table:table-cell table:style-name="Tabela1.C2" office:value-type="string">
            <text:p text:style-name="P22">Pole może zawierać treść <text:span text:style-name="T17">pojedynczą (jeden wyraz)</text:span></text:p>
          </table:table-cell>
        </table:table-row>
        <table:table-row>
          <table:table-cell table:style-name="Tabela1.A2" office:value-type="string">
            <text:p text:style-name="P20">Wiele <text:span text:style-name="T12">oddzielonych pozycji</text:span> <text:span text:style-name="T26">nazw</text:span></text:p>
          </table:table-cell>
          <table:table-cell table:style-name="Tabela1.A2" office:value-type="string">
            <text:p text:style-name="P22">Scifi, muzyka, sport</text:p>
          </table:table-cell>
          <table:table-cell table:style-name="Tabela1.C2" office:value-type="string">
            <text:p text:style-name="P22">Można wpisać kilka oddzielnych pozycji. <text:span text:style-name="T31">Profil zapisuje się</text:span></text:p>
          </table:table-cell>
        </table:table-row>
        <table:table-row>
          <table:table-cell table:style-name="Tabela1.A2" office:value-type="string">
            <text:p text:style-name="P13"><text:span text:style-name="T26">Litery </text:span>połączone z cyframi <text:span text:style-name="T15">i znakami specjalnymi</text:span></text:p>
          </table:table-cell>
          <table:table-cell table:style-name="Tabela1.A2" office:value-type="string">
            <text:p text:style-name="P5">-<text:span text:style-name="T30">testowanie, +modelarstwo,</text:span></text:p>
          </table:table-cell>
          <table:table-cell table:style-name="Tabela1.C2" office:value-type="string">
            <text:p text:style-name="P22">Można połączyć treści <text:span text:style-name="T16">w ramach kombinacji </text:span>liter, cyfr <text:span text:style-name="T26">i znaków specjalnych</text:span></text:p>
          </table:table-cell>
        </table:table-row>
        <table:table-row>
          <table:table-cell table:style-name="Tabela1.A2" office:value-type="string">
            <text:p text:style-name="P43"><text:span text:style-name="T30">D</text:span>opuszczalna długość <text:span text:style-name="T30">treści do wprowadzenia (granica dowolna)</text:span> </text:p>
          </table:table-cell>
          <table:table-cell table:style-name="Tabela1.A2" office:value-type="string">
            <text:p text:style-name="P52">cdndshfwueprhfpyXCHAIPXJNPADSHce7dfhe37ry3482eee<text:soft-page-break/>eeerfererereretqa</text:p>
          </table:table-cell>
          <table:table-cell table:style-name="Tabela1.C2" office:value-type="string">
            <text:p text:style-name="P56">Maksymalna długość treści to <text:span text:style-name="T15">66 znaków. Profil zapisuje się</text:span></text:p>
          </table:table-cell>
        </table:table-row>
        <table:table-row>
          <table:table-cell table:style-name="Tabela1.A2" office:value-type="string">
            <text:p text:style-name="P44">Długość treść <text:span text:style-name="T37">&lt; </text:span>6<text:span text:style-name="T40">6</text:span> znaki</text:p>
          </table:table-cell>
          <table:table-cell table:style-name="Tabela1.A2" office:value-type="string">
            <text:p text:style-name="P48"/>
          </table:table-cell>
          <table:table-cell table:style-name="Tabela1.C2" office:value-type="string">
            <text:p text:style-name="P44">Wartość prawidłowa. Profil zapisuje się</text:p>
          </table:table-cell>
        </table:table-row>
        <table:table-row>
          <table:table-cell table:style-name="Tabela1.A2" office:value-type="string">
            <text:p text:style-name="P44">Długość treść <text:span text:style-name="T37">&gt; </text:span>6<text:span text:style-name="T40">6</text:span> znaki</text:p>
          </table:table-cell>
          <table:table-cell table:style-name="Tabela1.A2" office:value-type="string">
            <text:p text:style-name="P49"/>
          </table:table-cell>
          <table:table-cell table:style-name="Tabela1.C2" office:value-type="string">
            <text:p text:style-name="P50">Ni<text:span text:style-name="T34">e</text:span> można wprowadzić treści powyżej <text:span text:style-name="T40">66</text:span> znaków. T<text:span text:style-name="T34">reść jest obcinana</text:span>.</text:p>
          </table:table-cell>
        </table:table-row>
        <table:table-row>
          <table:table-cell table:style-name="Tabela1.A2" office:value-type="string">
            <text:p text:style-name="P46">Dopuszczalna długość treści = jeden znak (wartość graniczna)</text:p>
          </table:table-cell>
          <table:table-cell table:style-name="Tabela1.A2" office:value-type="string">
            <text:p text:style-name="P49"/>
          </table:table-cell>
          <table:table-cell table:style-name="Tabela1.C2" office:value-type="string">
            <text:p text:style-name="P44">Wartość prawidłowa. Profil zapisuje się</text:p>
          </table:table-cell>
        </table:table-row>
        <table:table-row>
          <table:table-cell table:style-name="Tabela1.A2" office:value-type="string">
            <text:p text:style-name="P43">Puste pole <text:span text:style-name="T32">(logiczna granica)</text:span></text:p>
          </table:table-cell>
          <table:table-cell table:style-name="Tabela1.A2" office:value-type="string">
            <text:p text:style-name="P49"/>
          </table:table-cell>
          <table:table-cell table:style-name="Tabela1.C2" office:value-type="string">
            <text:p text:style-name="P55">Pole może być puste. <text:span text:style-name="T30">Profil zapisuje się</text:span></text:p>
          </table:table-cell>
        </table:table-row>
        <table:table-row>
          <table:table-cell table:style-name="Tabela1.A2" office:value-type="string">
            <text:p text:style-name="P50">10 milionów symboli (<text:span text:style-name="T34">granica technologiczna)</text:span></text:p>
          </table:table-cell>
          <table:table-cell table:style-name="Tabela1.A2" office:value-type="string">
            <text:p text:style-name="P49">counterstring 10000000</text:p>
          </table:table-cell>
          <table:table-cell table:style-name="Tabela1.C2" office:value-type="string">
            <text:p text:style-name="P51">Następuje obcięcie nazwy do <text:span text:style-name="T36">66 znaków</text:span> (*3*5*7*9*12*15*18*21*24*27*30*33*36*39*42*45*48*51*54*57*60*63*6<text:span text:style-name="T36">6</text:span></text:p>
          </table:table-cell>
        </table:table-row>
        <table:table-row>
          <table:table-cell table:style-name="Tabela1.A2" office:value-type="string">
            <text:p text:style-name="P61">Sprawdzenie pola – Avatar (przesłanie pliku)</text:p>
          </table:table-cell>
          <table:table-cell table:style-name="Tabela1.A2" office:value-type="string">
            <text:p text:style-name="P9"/>
          </table:table-cell>
          <table:table-cell table:style-name="Tabela1.C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2">Wprowadzenie nazwy pliku bezpośrednio w polu Avatar </text:p>
          </table:table-cell>
          <table:table-cell table:style-name="Tabela1.A2" office:value-type="string">
            <text:p text:style-name="P9"/>
          </table:table-cell>
          <table:table-cell table:style-name="Tabela1.C2" office:value-type="string">
            <text:p text:style-name="P38">Zapisanie nazw<text:span text:style-name="T37">y i ścieżki dostępu</text:span> pliku bezpośrednio okienku. Plik <text:span text:style-name="T37">nie </text:span>zapisuje się.</text:p>
          </table:table-cell>
        </table:table-row>
        <table:table-row>
          <table:table-cell table:style-name="Tabela1.A2" office:value-type="string">
            <text:p text:style-name="P6">Plik o wymiarach 115x125 i waga = 15KB <text:span text:style-name="T37">(granica dowolna)</text:span></text:p>
          </table:table-cell>
          <table:table-cell table:style-name="Tabela1.A2" office:value-type="string">
            <text:p text:style-name="P9"/>
          </table:table-cell>
          <table:table-cell table:style-name="Tabela1.C2" office:value-type="string">
            <text:p text:style-name="P3">P<text:span text:style-name="T26">rzesłany plik zapisuje się</text:span></text:p>
          </table:table-cell>
        </table:table-row>
        <table:table-row>
          <table:table-cell table:style-name="Tabela1.A2" office:value-type="string">
            <text:p text:style-name="P6">Plik o wymiarach <text:span text:style-name="T37">=</text:span> 115x125 i waga <text:span text:style-name="T2">&lt;</text:span> 15KB</text:p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4">P<text:span text:style-name="T26">rzesłany plik zapisuje się</text:span></text:p>
          </table:table-cell>
        </table:table-row>
        <table:table-row>
          <table:table-cell table:style-name="Tabela1.A2" office:value-type="string">
            <text:p text:style-name="P7">Plik o wymiarach <text:span text:style-name="T2">&lt; </text:span>115x125 i waga <text:span text:style-name="T3">&lt;</text:span> 15KB </text:p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4">P<text:span text:style-name="T26">rzesłany plik zapisuje się</text:span></text:p>
          </table:table-cell>
        </table:table-row>
        <table:table-row>
          <table:table-cell table:style-name="Tabela1.A2" office:value-type="string">
            <text:p text:style-name="P41">Pliki z rozszerzeniem .jpg lub gif (<text:span text:style-name="T38">granica dowolna</text:span>)</text:p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40">Przesłany plik zapisuje się</text:p>
          </table:table-cell>
        </table:table-row>
        <table:table-row>
          <table:table-cell table:style-name="Tabela1.A2" office:value-type="string">
            <text:p text:style-name="P6">Piki z rozszerzeniem innym niż jpg, GIF <text:span text:style-name="T37">(granica dowolna)</text:span></text:p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6"><text:span text:style-name="T26">Nie można przesłać. </text:span>Błąd - Twoje zdjęcie jest niepoprawne. Sprawdź, proszę, rozmiar i format zdjęcia. Plik nie zapisuje się</text:p>
          </table:table-cell>
        </table:table-row>
        <table:table-row>
          <table:table-cell table:style-name="Tabela1.A2" office:value-type="string">
            <text:p text:style-name="P6">Plik o wymiarach 115x125 i waga &gt; 15KB <text:span text:style-name="T38">(wartość graniczna)</text:span></text:p>
          </table:table-cell>
          <table:table-cell table:style-name="Tabela1.A2" office:value-type="string">
            <text:p text:style-name="P83"/>
          </table:table-cell>
          <table:table-cell table:style-name="Tabela1.C2" office:value-type="string">
            <text:p text:style-name="P82"><text:span text:style-name="T26">Nie można przesłać. </text:span>Błąd - Twoje zdjęcie jest niepoprawne. Sprawdź, proszę, rozmiar i format zdjęcia. Plik nie zapisuje się</text:p>
          </table:table-cell>
        </table:table-row>
        <table:table-row>
          <table:table-cell table:style-name="Tabela1.A2" office:value-type="string">
            <text:p text:style-name="P78">Plik – format o wymiarach <text:span text:style-name="T4">&gt; 115x125</text:span></text:p>
          </table:table-cell>
          <table:table-cell table:style-name="Tabela1.A2" office:value-type="string">
            <text:p text:style-name="P83"/>
          </table:table-cell>
          <table:table-cell table:style-name="Tabela1.C2" office:value-type="string">
            <text:p text:style-name="P82"><text:span text:style-name="T26">Nie można przesłać. </text:span>Błąd - Twoje zdjęcie jest niepoprawne. Sprawdź, proszę, rozmiar i format zdjęcia. Plik nie zapisuje się</text:p>
          </table:table-cell>
        </table:table-row>
        <table:table-row>
          <table:table-cell table:style-name="Tabela1.A2" office:value-type="string">
            <text:p text:style-name="P8">Plik o wymiarach <text:span text:style-name="T2">&gt; </text:span>115x125 i waga <text:span text:style-name="T43">&gt;</text:span> 15KB <text:span text:style-name="T38">(wartość </text:span><text:soft-page-break/><text:span text:style-name="T38">graniczna)</text:span></text:p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8">Błąd - Twoje zdjęcie jest niepoprawne. Sprawdź, proszę, <text:soft-page-break/>rozmiar i format zdjęcia. Plik nie zapisuje się</text:p>
          </table:table-cell>
        </table:table-row>
        <table:table-row>
          <table:table-cell table:style-name="Tabela1.A2" office:value-type="string">
            <text:p text:style-name="P50">10 milionów symboli (<text:span text:style-name="T34">granica technologiczna)</text:span></text:p>
          </table:table-cell>
          <table:table-cell table:style-name="Tabela1.A2" office:value-type="string">
            <text:p text:style-name="P49">counterstring 10000000</text:p>
          </table:table-cell>
          <table:table-cell table:style-name="Tabela1.C2" office:value-type="string">
            <text:p text:style-name="P57">Błąd. System zawiesza się. Następuje wyzerowanie profilu (skasowanie wszystkich wpisów) – <text:span text:style-name="T42">błąd</text:span> serwera</text:p>
          </table:table-cell>
        </table:table-row>
      </table:table>
      <text:p text:style-name="P68"/>
      <text:p text:style-name="P69">2. Lista kontrola <text:span text:style-name="T19">laboratorium badawcze i ulepszeń przedmiotów SkyLab </text:span></text:p>
      <text:p text:style-name="P69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4">Test </text:p>
          </table:table-cell>
          <table:table-cell table:style-name="Tabela2.B1" office:value-type="string">
            <text:p text:style-name="P24">Wynik</text:p>
          </table:table-cell>
        </table:table-row>
        <table:table-row>
          <table:table-cell table:style-name="Tabela2.A2" office:value-type="string">
            <text:p text:style-name="P62">Sprawdzenie <text:span text:style-name="T18">zakładki: SkyLab</text:span></text:p>
          </table:table-cell>
          <table:table-cell table:style-name="Tabela2.B2" office:value-type="string">
            <text:p text:style-name="P26"/>
          </table:table-cell>
        </table:table-row>
        <table:table-row>
          <table:table-cell table:style-name="Tabela2.A2" office:value-type="string">
            <text:p text:style-name="Text_20_body"><text:span text:style-name="T20">Nazwa zasobu: </text:span>Kolektor prometium </text:p>
          </table:table-cell>
          <table:table-cell table:style-name="Tabela2.B2" table:number-rows-spanned="3" office:value-type="string">
            <text:p text:style-name="P26"/>
            <text:p text:style-name="P27"><text:span text:style-name="T27">Wyświetli</text:span> się okno (popup) <text:span text:style-name="T20">informacyjne, ulepszeń oraz produktywność</text:span></text:p>
          </table:table-cell>
        </table:table-row>
        <table:table-row>
          <table:table-cell table:style-name="Tabela2.A2" office:value-type="string">
            <text:p text:style-name="Text_20_body"><text:span text:style-name="T20">Nazwa</text:span> zasobu: Kolektor endurium </text:p>
          </table:table-cell>
          <table:covered-table-cell/>
        </table:table-row>
        <table:table-row>
          <table:table-cell table:style-name="Tabela2.A2" office:value-type="string">
            <text:p text:style-name="Text_20_body"><text:span text:style-name="T20">Nazwa</text:span> zasobu: Kolektor terbium </text:p>
          </table:table-cell>
          <table:covered-table-cell/>
        </table:table-row>
        <table:table-row>
          <table:table-cell table:style-name="Tabela2.A2" office:value-type="string">
            <text:p text:style-name="Text_20_body"><text:span text:style-name="T6">Nazwa zasobu: </text:span>Moduł transportowy </text:p>
          </table:table-cell>
          <table:table-cell table:style-name="Tabela2.B2" table:number-rows-spanned="4" office:value-type="string">
            <text:p text:style-name="P28"><text:span text:style-name="T27">Wyświetli </text:span>się okno (popup) informacyjne oraz ulepszeń</text:p>
          </table:table-cell>
        </table:table-row>
        <table:table-row>
          <table:table-cell table:style-name="Tabela2.A2" office:value-type="string">
            <text:p text:style-name="P28">Nazwa zasobu: Moduł magazynowy</text:p>
          </table:table-cell>
          <table:covered-table-cell/>
        </table:table-row>
        <table:table-row>
          <table:table-cell table:style-name="Tabela2.A2" office:value-type="string">
            <text:p text:style-name="P28">Nazwa zasobu: <text:span text:style-name="T21">M</text:span>oduł podstawowy</text:p>
          </table:table-cell>
          <table:covered-table-cell/>
        </table:table-row>
        <table:table-row>
          <table:table-cell table:style-name="Tabela2.A2" office:value-type="string">
            <text:p text:style-name="P29">Nazwa zasobu: Moduł słoneczny</text:p>
          </table:table-cell>
          <table:covered-table-cell/>
        </table:table-row>
        <table:table-row>
          <table:table-cell table:style-name="Tabela2.A2" office:value-type="string">
            <text:p text:style-name="P63">Sprawdzenie zakładki: Fabryka High-Tech</text:p>
          </table:table-cell>
          <table:table-cell table:style-name="Tabela2.B2" office:value-type="string">
            <text:p text:style-name="P10"/>
          </table:table-cell>
        </table:table-row>
        <table:table-row>
          <table:table-cell table:style-name="Tabela2.A2" office:value-type="string">
            <text:p text:style-name="P29">Stworzenie konstrukcji: dron ASPIS</text:p>
          </table:table-cell>
          <table:table-cell table:style-name="Tabela2.B2" office:value-type="string">
            <text:p text:style-name="Text_20_body"><text:span text:style-name="T7">Informacja: </text:span>Nie masz wystarczająco dużo uridium lub elementów do budowy drona Apis! </text:p>
          </table:table-cell>
        </table:table-row>
        <table:table-row>
          <table:table-cell table:style-name="Tabela2.A2" office:value-type="string">
            <text:p text:style-name="P29">Stworzenie konstrukcji: <text:span text:style-name="T22">dron Zeus</text:span></text:p>
          </table:table-cell>
          <table:table-cell table:style-name="Tabela2.B2" office:value-type="string">
            <text:p text:style-name="Text_20_body"><text:span text:style-name="T29">Informacja: </text:span>Nie masz wystarczająco dużo uridium lub elementów do budowy drona Zeus! <text:s/></text:p>
          </table:table-cell>
        </table:table-row>
        <table:table-row>
          <table:table-cell table:style-name="Tabela2.A2" office:value-type="string">
            <text:p text:style-name="P31">Przedmiot: Transfer Energii <text:span text:style-name="T41">(granica dowolna)</text:span></text:p>
          </table:table-cell>
          <table:table-cell table:style-name="Tabela2.B2" office:value-type="string">
            <text:p text:style-name="P30"><text:span text:style-name="T28">W</text:span>yprodukować od razu za 6.500 iriudum lub za 12.00 godzin </text:p>
          </table:table-cell>
        </table:table-row>
        <table:table-row>
          <table:table-cell table:style-name="Tabela2.A2" office:value-type="string">
            <text:p text:style-name="P31">Przedmiot: Impuls łańcuchowy <text:span text:style-name="T41">(granica dowolna)</text:span></text:p>
          </table:table-cell>
          <table:table-cell table:style-name="Tabela2.B2" office:value-type="string">
            <text:p text:style-name="P31">Wyprodukuj od razu za 1.800 iridium lub za 6 godzin </text:p>
          </table:table-cell>
        </table:table-row>
        <table:table-row>
          <table:table-cell table:style-name="Tabela2.A2" office:value-type="string">
            <text:p text:style-name="P31">Przedmiot: Precyzja rakiet <text:span text:style-name="T41">(granica dowolna)</text:span></text:p>
          </table:table-cell>
          <table:table-cell table:style-name="Tabela2.B2" office:value-type="string">
            <text:p text:style-name="P31">Wyprodukuj od razu za 500 iridium lub za 2 godziny </text:p>
          </table:table-cell>
        </table:table-row>
        <table:table-row>
          <table:table-cell table:style-name="Tabela2.A2" office:value-type="string">
            <text:p text:style-name="P31">Przedmiot: Osłona awaryjna <text:span text:style-name="T41">(granica dowolna)</text:span></text:p>
          </table:table-cell>
          <table:table-cell table:style-name="Tabela2.B2" office:value-type="string">
            <text:p text:style-name="P31">Wyprodukuj od razu za 2.800 iridium lub za 12 godzin </text:p>
          </table:table-cell>
        </table:table-row>
        <table:table-row>
          <table:table-cell table:style-name="Tabela2.A2" office:value-type="string">
            <text:p text:style-name="P31">Przedmiot: Robot naprawiający w boju <text:span text:style-name="T41">(granica dowolna)</text:span></text:p>
          </table:table-cell>
          <table:table-cell table:style-name="Tabela2.B2" office:value-type="string">
            <text:p text:style-name="P31">Wyprodukuj od razu za 2.800 iridium lub za 12 godzin </text:p>
          </table:table-cell>
        </table:table-row>
        <table:table-row>
          <table:table-cell table:style-name="Tabela2.A2" office:value-type="string">
            <text:p text:style-name="P64">Sprawdzenie zakładki: Ulepszenie <text:span text:style-name="T23">przedmiotu (laser+wyrzutnia laserowa) </text:span></text:p>
          </table:table-cell>
          <table:table-cell table:style-name="Tabela2.B2" office:value-type="string">
            <text:p text:style-name="P10"/>
          </table:table-cell>
        </table:table-row>
        <table:table-row>
          <table:table-cell table:style-name="Tabela2.A2" office:value-type="string">
            <text:p text:style-name="P32">Ulepszenie przedmiotu z listy wybór: Laser – krok 1</text:p>
          </table:table-cell>
          <table:table-cell table:style-name="Tabela2.B2" office:value-type="string">
            <text:p text:style-name="P32">Pojawienie się ikony przedmiotu laser w oknie przedmiotu</text:p>
          </table:table-cell>
        </table:table-row>
        <table:table-row>
          <table:table-cell table:style-name="Tabela2.A2" office:value-type="string">
            <text:p text:style-name="P32">Ulepszenie przedmiotu z listy wybór: Laser – krok 2. <text:s/><text:span text:style-name="T39">(granica dowolna)</text:span></text:p>
          </table:table-cell>
          <table:table-cell table:style-name="Tabela2.B2" office:value-type="string">
            <text:p text:style-name="P34">Ustawienie <text:s/>poziomu ulepszenia w zakresie od 5 do 100%</text:p>
          </table:table-cell>
        </table:table-row>
        <text:soft-page-break/>
        <table:table-row table:style-name="Tabela2.21">
          <table:table-cell table:style-name="Tabela2.A2" office:value-type="string">
            <text:p text:style-name="P34">Ustawienie <text:s/>poziomu ulepszenia <text:span text:style-name="T41">(krok 2.)</text:span> w zakresie <text:span text:style-name="T41">&lt;</text:span> <text:span text:style-name="T24">15%</text:span> </text:p>
          </table:table-cell>
          <table:table-cell table:style-name="Tabela2.B2" office:value-type="string">
            <text:p text:style-name="P75">Ustawienie tylko do poziomu dolnego 15%</text:p>
          </table:table-cell>
        </table:table-row>
        <table:table-row table:style-name="Tabela2.21">
          <table:table-cell table:style-name="Tabela2.A2" office:value-type="string">
            <text:p text:style-name="P34">Ustawienie <text:s/>poziomu ulepszenia <text:span text:style-name="T41">(krok 2.)</text:span> w zakresie <text:span text:style-name="T41">&gt;</text:span> <text:span text:style-name="T24">100%</text:span> </text:p>
          </table:table-cell>
          <table:table-cell table:style-name="Tabela2.B2" office:value-type="string">
            <text:p text:style-name="P75">Ustawienie poziomu tylko do poziomu górnego 100%</text:p>
          </table:table-cell>
        </table:table-row>
        <table:table-row table:style-name="Tabela2.21">
          <table:table-cell table:style-name="Tabela2.A2" office:value-type="string">
            <text:p text:style-name="P32">Ulepszenie przedmiotu z listy wybór: Laser – krok 3. <text:s/>Rozpoczęcie prób<text:span text:style-name="T23">y ulepszenia </text:span></text:p>
          </table:table-cell>
          <table:table-cell table:style-name="Tabela2.B2" office:value-type="string">
            <text:p text:style-name="P35">Informacja o przeprowadzeniu procesu ulepszenia lub informacja o warunkach jeżeli jest to niemożliwe</text:p>
          </table:table-cell>
        </table:table-row>
        <table:table-row>
          <table:table-cell table:style-name="Tabela2.A2" office:value-type="string">
            <text:p text:style-name="P33">Ulepszenie przedmiotu z listy wybór: Laser – krok 3. <text:s/>Rozpoczęcie prób<text:span text:style-name="T23">y ulepszenia (widok postępu procesu)</text:span></text:p>
          </table:table-cell>
          <table:table-cell table:style-name="Tabela2.B2" office:value-type="string">
            <text:p text:style-name="P36">Podgląd przebiegu procesu ulepszenie</text:p>
          </table:table-cell>
        </table:table-row>
        <table:table-row>
          <table:table-cell table:style-name="Tabela2.A2" office:value-type="string">
            <text:p text:style-name="P33">Ulepszenie przedmiotu z listy wybór: Laser – krok 3. <text:s/>Rozpoczęcie prób<text:span text:style-name="T23">y ulepszenia <text:s/>(dziennik ulepszenia)</text:span></text:p>
          </table:table-cell>
          <table:table-cell table:style-name="Tabela2.B2" office:value-type="string">
            <text:p text:style-name="P36">Lista dokonanych ulepszeń przedmiotu wraz z informacjami</text:p>
          </table:table-cell>
        </table:table-row>
        <table:table-row>
          <table:table-cell table:style-name="Tabela2.A2" office:value-type="string">
            <text:p text:style-name="P32">Ulepszenie przedmiotu z listy wybór: <text:span text:style-name="T24">Wyrzutnia rakietowa</text:span> – krok 1</text:p>
          </table:table-cell>
          <table:table-cell table:style-name="Tabela2.B2" office:value-type="string">
            <text:p text:style-name="P32">Pojawienie się ikony przedmiotu <text:span text:style-name="T24">Wyrzutnia laserowa</text:span> w oknie przedmiotu</text:p>
          </table:table-cell>
        </table:table-row>
        <table:table-row>
          <table:table-cell table:style-name="Tabela2.A2" office:value-type="string">
            <text:p text:style-name="P32">Ulepszenie przedmiotu z listy wybór: <text:span text:style-name="T24">Wyrzutnia laserowa</text:span> – krok 2. <text:s/><text:span text:style-name="T39">(granica dowolna)</text:span></text:p>
          </table:table-cell>
          <table:table-cell table:style-name="Tabela2.B2" office:value-type="string">
            <text:p text:style-name="P32">Ustawienie <text:s/>poziomu ulepszenia w zakresie od <text:span text:style-name="T24">15%</text:span> do 100%</text:p>
          </table:table-cell>
        </table:table-row>
        <table:table-row>
          <table:table-cell table:style-name="Tabela2.A2" office:value-type="string">
            <text:p text:style-name="P85">Ustawienie <text:s/>poziomu ulepszenia <text:span text:style-name="T41">(krok 2.)</text:span> w zakresie <text:span text:style-name="T41">&lt;</text:span> <text:span text:style-name="T24">15%</text:span> </text:p>
          </table:table-cell>
          <table:table-cell table:style-name="Tabela2.B2" office:value-type="string">
            <text:p text:style-name="P84">Ustawienie tylko do poziomu dolnego 15%</text:p>
          </table:table-cell>
        </table:table-row>
        <table:table-row>
          <table:table-cell table:style-name="Tabela2.A2" office:value-type="string">
            <text:p text:style-name="P85">Ustawienie <text:s/>poziomu ulepszenia <text:span text:style-name="T41">(krok 2.)</text:span> w zakresie <text:span text:style-name="T41">&gt;</text:span> <text:span text:style-name="T24">100%</text:span> </text:p>
          </table:table-cell>
          <table:table-cell table:style-name="Tabela2.B2" office:value-type="string">
            <text:p text:style-name="P84">Ustawienie poziomu tylko do poziomu górnego 100%</text:p>
          </table:table-cell>
        </table:table-row>
        <table:table-row>
          <table:table-cell table:style-name="Tabela2.A2" office:value-type="string">
            <text:p text:style-name="P32">Ulepszenie przedmiotu z listy wybór: <text:span text:style-name="T24">Wyrzutnia laserowa</text:span> – krok 3. <text:s/>Rozpoczęcie prób<text:span text:style-name="T23">y ulepszenia </text:span></text:p>
          </table:table-cell>
          <table:table-cell table:style-name="Tabela2.B2" office:value-type="string">
            <text:p text:style-name="P35">Informacja o przeprowadzeniu procesu ulepszenia lub informacja o warunkach jeżeli jest nie jest to możliwe</text:p>
          </table:table-cell>
        </table:table-row>
        <table:table-row>
          <table:table-cell table:style-name="Tabela2.A2" office:value-type="string">
            <text:p text:style-name="P33">Ulepszenie przedmiotu z listy wybór: <text:span text:style-name="T24">Wyrzutnia laserowa</text:span> – krok 3. <text:s/>Rozpoczęcie prób<text:span text:style-name="T23">y ulepszenia (widok postępu procesu)</text:span></text:p>
          </table:table-cell>
          <table:table-cell table:style-name="Tabela2.B2" office:value-type="string">
            <text:p text:style-name="P36">Podgląd przebiegu procesu ulepszenia </text:p>
          </table:table-cell>
        </table:table-row>
        <table:table-row>
          <table:table-cell table:style-name="Tabela2.A2" office:value-type="string">
            <text:p text:style-name="P33">Ulepszenie przedmiotu z listy wybór: <text:span text:style-name="T24">Wyrzutnia laserowa</text:span> – krok 3. <text:s/>Rozpoczęcie prób<text:span text:style-name="T23">y ulepszenia <text:s/>(dziennik ulepszenia)</text:span></text:p>
          </table:table-cell>
          <table:table-cell table:style-name="Tabela2.B2" office:value-type="string">
            <text:p text:style-name="P36">Lista dokonanych ulepszeń przedmiotu wraz z informacjami</text:p>
          </table:table-cell>
        </table:table-row>
      </table:table>
      <text:p text:style-name="P69"/>
      <text:p text:style-name="P71">Na żółto: czynności zbęd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0:33:12.304000000</meta:creation-date>
    <dc:date>2019-05-16T10:59:18.499000000</dc:date>
    <meta:editing-duration>PT2H34M22S</meta:editing-duration>
    <meta:editing-cycles>31</meta:editing-cycles>
    <meta:generator>LibreOffice/6.1.4.2$Windows_X86_64 LibreOffice_project/9d0f32d1f0b509096fd65e0d4bec26ddd1938fd3</meta:generator>
    <meta:document-statistic meta:table-count="2" meta:image-count="0" meta:object-count="0" meta:page-count="5" meta:paragraph-count="185" meta:word-count="1124" meta:character-count="8237" meta:non-whitespace-character-count="7233"/>
  </office:meta>
</office:document-meta>
</file>